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1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5" style:family="paragraph" style:parent-style-name="Table_20_Contents">
      <style:text-properties officeooo:paragraph-rsid="00116a4a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40b8"/>
    </style:style>
    <style:style style:name="T6" style:family="text">
      <style:text-properties officeooo:rsid="00116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0">Inserisci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0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0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6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1"><text:s/><text:span text:style-name="T4">a. Il direttore accede alla sezione relativa all'inserimento delle fasce di utenza orarie.</text:span></text:p>
            <text:p text:style-name="P12"/>
            <text:p text:style-name="P13"><text:s text:c="8"/>b. Il sistema mostra una form per inserire le varie informazioni.</text:p>
            <text:p text:style-name="P8"/>
            <text:p text:style-name="P7"><text:span text:style-name="T4">c</text:span>. <text:span text:style-name="T4">Il direttore inserisce le informazioni della nuova fascia oraria (orario di entrata e uscita bambino, retta) e sottomette al sistema</text:span></text:p>
            <text:p text:style-name="P9"/>
            <text:p text:style-name="P14"><text:span text:style-name="T4">d</text:span>. <text:span text:style-name="T4">Il sistema conferma l'avvenuto inserimento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5">In caso di successo <text:span text:style-name="T4">i</text:span>l sistema mostra <text:span text:style-name="T4">la nuova fascia oraria.</text:span></text:p>
            <text:p text:style-name="P5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5"><text:span text:style-name="T6">Il direttore riceve la conferma o un messaggio d'errore entro 20 secondi.</text:span></text:p>
          </table:table-cell>
        </table:table-row>
      </table:table>
      <text:p text:style-name="P2">UC<text:span text:style-name="T4">24</text:span>: <text:span text:style-name="T5">il direttore inserisce una fascia oraria per l'utenz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6</meta:editing-cycles>
    <meta:generator>LibreOffice/3.6$Windows_x86 LibreOffice_project/da8c1e6-fd468f4-454e206-f42a4a9-143cfd</meta:generator>
    <dc:date>2012-10-25T11:15:01.40</dc:date>
    <meta:document-statistic meta:table-count="1" meta:image-count="0" meta:object-count="0" meta:page-count="1" meta:paragraph-count="20" meta:word-count="134" meta:character-count="897" meta:non-whitespace-character-count="774"/>
    <meta:user-defined meta:name="Info 1"/>
    <meta:user-defined meta:name="Info 2"/>
    <meta:user-defined meta:name="Info 3"/>
    <meta:user-defined meta:name="Info 4"/>
  </office:meta>
</office:document-meta>
</file>